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696c" officeooo:paragraph-rsid="0015696c"/>
    </style:style>
    <style:style style:name="P2" style:family="paragraph" style:parent-style-name="Standard">
      <style:paragraph-properties fo:text-align="start" style:justify-single-word="false"/>
      <style:text-properties officeooo:rsid="0015696c" officeooo:paragraph-rsid="0015696c"/>
    </style:style>
    <style:style style:name="P3" style:family="paragraph" style:parent-style-name="Standard">
      <style:paragraph-properties fo:text-align="start" style:justify-single-word="false"/>
      <style:text-properties officeooo:rsid="00189ca9" officeooo:paragraph-rsid="00189ca9"/>
    </style:style>
    <style:style style:name="T1" style:family="text">
      <style:text-properties officeooo:rsid="0016c601"/>
    </style:style>
    <style:style style:name="T2" style:family="text">
      <style:text-properties officeooo:rsid="00189c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português</text:p>
      <text:p text:style-name="P2"/>
      <text:p text:style-name="P2">Pag:291</text:p>
      <text:p text:style-name="P2">1-Um entende como férias com todos os membros da família, e o outro como férias de casal.</text:p>
      <text:p text:style-name="P2">2-a)Que a família também inclui os filhos,</text:p>
      <text:p text:style-name="P2">b)<text:span text:style-name="T2">Enfatizar a palavra LONGE.</text:span></text:p>
      <text:p text:style-name="P2"/>
      <text:p text:style-name="P2">Pag:293</text:p>
      <text:p text:style-name="P2">1:</text:p>
      <text:p text:style-name="P2">a)<text:span text:style-name="T1">Os trajes e um pouco do linguajar.</text:span></text:p>
      <text:p text:style-name="P2">b)<text:span text:style-name="T1">As palavras tens maldição que não tem um uso tão frequente nos dias atuais</text:span></text:p>
      <text:p text:style-name="P2"/>
      <text:p text:style-name="P2">2:</text:p>
      <text:p text:style-name="P2">a)<text:span text:style-name="T2">Acho <text:s/>que ele nos fez de palhaços</text:span></text:p>
      <text:p text:style-name="P2">b)<text:span text:style-name="T2">Por que e uma maneira mais popular de falar.</text:span></text:p>
      <text:p text:style-name="P2"/>
      <text:p text:style-name="P2">3:</text:p>
      <text:p text:style-name="P3">Por que não são insetos são pessoas muito pequenas.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14:34:52.873835841</meta:creation-date>
    <dc:date>2020-10-09T15:06:06.007009663</dc:date>
    <meta:editing-duration>PT9M52S</meta:editing-duration>
    <meta:editing-cycles>1</meta:editing-cycles>
    <meta:document-statistic meta:table-count="0" meta:image-count="0" meta:object-count="0" meta:page-count="1" meta:paragraph-count="14" meta:word-count="82" meta:character-count="445" meta:non-whitespace-character-count="376"/>
    <meta:generator>LibreOffice/6.4.6.2$Linux_X86_64 LibreOffice_project/40$Build-2</meta:generator>
  </office:meta>
</office:document-meta>
</file>